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5b3e" officeooo:paragraph-rsid="001d5b3e"/>
    </style:style>
    <style:style style:name="P2" style:family="paragraph" style:parent-style-name="Preformatted_20_Text">
      <style:text-properties officeooo:rsid="001d5b3e" officeooo:paragraph-rsid="00863759"/>
    </style:style>
    <style:style style:name="P3" style:family="paragraph" style:parent-style-name="Preformatted_20_Text">
      <style:text-properties officeooo:rsid="00294cd6" officeooo:paragraph-rsid="00305977"/>
    </style:style>
    <style:style style:name="P4" style:family="paragraph" style:parent-style-name="Preformatted_20_Text">
      <style:text-properties officeooo:rsid="002dd8d5" officeooo:paragraph-rsid="002dd8d5"/>
    </style:style>
    <style:style style:name="P5" style:family="paragraph" style:parent-style-name="Preformatted_20_Text">
      <style:text-properties officeooo:rsid="002f27a8" officeooo:paragraph-rsid="00294cd6"/>
    </style:style>
    <style:style style:name="P6" style:family="paragraph" style:parent-style-name="Preformatted_20_Text">
      <style:text-properties fo:font-weight="bold" officeooo:rsid="0031fe0a" officeooo:paragraph-rsid="0031fe0a" style:font-weight-asian="bold" style:font-weight-complex="bold"/>
    </style:style>
    <style:style style:name="P7" style:family="paragraph" style:parent-style-name="Preformatted_20_Text">
      <style:text-properties fo:font-weight="bold" officeooo:rsid="005685e9" officeooo:paragraph-rsid="005685e9" style:font-weight-asian="bold" style:font-weight-complex="bold"/>
    </style:style>
    <style:style style:name="P8" style:family="paragraph" style:parent-style-name="Preformatted_20_Text">
      <style:text-properties fo:font-weight="bold" officeooo:rsid="006ba1f4" officeooo:paragraph-rsid="006ba1f4" style:font-weight-asian="bold" style:font-weight-complex="bold"/>
    </style:style>
    <style:style style:name="P9" style:family="paragraph" style:parent-style-name="Preformatted_20_Text">
      <style:text-properties fo:font-weight="bold" officeooo:rsid="0070117e" officeooo:paragraph-rsid="001d5b3e" style:font-weight-asian="bold" style:font-weight-complex="bold"/>
    </style:style>
    <style:style style:name="P10" style:family="paragraph" style:parent-style-name="Preformatted_20_Text">
      <style:text-properties fo:font-weight="bold" officeooo:rsid="00294cd6" officeooo:paragraph-rsid="00305977" style:font-weight-asian="bold" style:font-weight-complex="bold"/>
    </style:style>
    <style:style style:name="P11" style:family="paragraph" style:parent-style-name="Preformatted_20_Text">
      <style:text-properties fo:font-weight="bold" officeooo:rsid="007f697b" officeooo:paragraph-rsid="007f697b" style:font-weight-asian="bold" style:font-weight-complex="bold"/>
    </style:style>
    <style:style style:name="P12" style:family="paragraph" style:parent-style-name="Preformatted_20_Text">
      <style:text-properties fo:font-weight="bold" officeooo:rsid="001d5b3e" officeooo:paragraph-rsid="001d5b3e" style:font-weight-asian="bold" style:font-weight-complex="bold"/>
    </style:style>
    <style:style style:name="P13" style:family="paragraph" style:parent-style-name="Preformatted_20_Text">
      <style:text-properties fo:font-weight="bold" officeooo:rsid="0095fa28" officeooo:paragraph-rsid="0095fa28" style:font-weight-asian="bold" style:font-weight-complex="bold"/>
    </style:style>
    <style:style style:name="P14" style:family="paragraph" style:parent-style-name="Preformatted_20_Text">
      <style:text-properties officeooo:rsid="00343ff4" officeooo:paragraph-rsid="00343ff4"/>
    </style:style>
    <style:style style:name="P15" style:family="paragraph" style:parent-style-name="Preformatted_20_Text">
      <style:text-properties officeooo:rsid="00343ff4" officeooo:paragraph-rsid="002dd8d5"/>
    </style:style>
    <style:style style:name="P16" style:family="paragraph" style:parent-style-name="Preformatted_20_Text">
      <style:text-properties fo:font-weight="normal" officeooo:rsid="0031fe0a" officeooo:paragraph-rsid="0031fe0a" style:font-weight-asian="normal" style:font-weight-complex="normal"/>
    </style:style>
    <style:style style:name="P17" style:family="paragraph" style:parent-style-name="Preformatted_20_Text">
      <style:text-properties fo:font-weight="normal" officeooo:rsid="005685e9" officeooo:paragraph-rsid="005685e9" style:font-weight-asian="normal" style:font-weight-complex="normal"/>
    </style:style>
    <style:style style:name="P18" style:family="paragraph" style:parent-style-name="Preformatted_20_Text">
      <style:text-properties fo:font-weight="normal" officeooo:rsid="0075a275" officeooo:paragraph-rsid="0075a275" style:font-weight-asian="normal" style:font-weight-complex="normal"/>
    </style:style>
    <style:style style:name="P19" style:family="paragraph" style:parent-style-name="Preformatted_20_Text">
      <style:text-properties fo:font-weight="normal" officeooo:rsid="0075a275" officeooo:paragraph-rsid="00b0b8c8" style:font-weight-asian="normal" style:font-weight-complex="normal"/>
    </style:style>
    <style:style style:name="P20" style:family="paragraph" style:parent-style-name="Preformatted_20_Text">
      <style:text-properties fo:font-weight="normal" officeooo:rsid="001f338d" officeooo:paragraph-rsid="00863759" style:font-weight-asian="normal" style:font-weight-complex="normal"/>
    </style:style>
    <style:style style:name="P21" style:family="paragraph" style:parent-style-name="Preformatted_20_Text">
      <style:text-properties fo:font-weight="normal" officeooo:rsid="007b0c7a" officeooo:paragraph-rsid="0095fa28" style:font-weight-asian="normal" style:font-weight-complex="normal"/>
    </style:style>
    <style:style style:name="P22" style:family="paragraph" style:parent-style-name="Preformatted_20_Text">
      <style:text-properties officeooo:rsid="0075a275" officeooo:paragraph-rsid="0075a275"/>
    </style:style>
    <style:style style:name="P23" style:family="paragraph" style:parent-style-name="Preformatted_20_Text">
      <style:text-properties officeooo:rsid="0038b36b" officeooo:paragraph-rsid="0038b36b"/>
    </style:style>
    <style:style style:name="P24" style:family="paragraph" style:parent-style-name="Preformatted_20_Text">
      <style:text-properties officeooo:rsid="008fca3f" officeooo:paragraph-rsid="008fca3f"/>
    </style:style>
    <style:style style:name="P25" style:family="paragraph" style:parent-style-name="Preformatted_20_Text">
      <style:text-properties officeooo:paragraph-rsid="009273d9"/>
    </style:style>
    <style:style style:name="P26" style:family="paragraph" style:parent-style-name="Preformatted_20_Text">
      <style:text-properties officeooo:rsid="0095fa28" officeooo:paragraph-rsid="0095fa28"/>
    </style:style>
    <style:style style:name="P27" style:family="paragraph" style:parent-style-name="Preformatted_20_Text">
      <style:text-properties officeooo:rsid="0020afd7" officeooo:paragraph-rsid="00426678"/>
    </style:style>
    <style:style style:name="P28" style:family="paragraph" style:parent-style-name="Preformatted_20_Text">
      <style:text-properties officeooo:rsid="0040c73e" officeooo:paragraph-rsid="00426678"/>
    </style:style>
    <style:style style:name="P29" style:family="paragraph" style:parent-style-name="Preformatted_20_Text">
      <style:text-properties officeooo:rsid="0040c73e" officeooo:paragraph-rsid="0099e78d"/>
    </style:style>
    <style:style style:name="P30" style:family="paragraph" style:parent-style-name="Preformatted_20_Text">
      <style:text-properties officeooo:rsid="00a2c4a9" officeooo:paragraph-rsid="00a2c4a9"/>
    </style:style>
    <style:style style:name="P31" style:family="paragraph" style:parent-style-name="Preformatted_20_Text">
      <style:text-properties officeooo:rsid="00ab0562" officeooo:paragraph-rsid="00ab0562"/>
    </style:style>
    <style:style style:name="P32" style:family="paragraph" style:parent-style-name="Preformatted_20_Text">
      <style:text-properties fo:font-weight="bold" officeooo:rsid="00294cd6" officeooo:paragraph-rsid="00305977" style:font-weight-asian="bold" style:font-weight-complex="bold"/>
    </style:style>
    <style:style style:name="P33" style:family="paragraph" style:parent-style-name="Preformatted_20_Text">
      <style:text-properties fo:font-weight="bold" officeooo:rsid="00cd43e1" officeooo:paragraph-rsid="00cd43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5977" style:font-weight-asian="bold" style:font-weight-complex="bold"/>
    </style:style>
    <style:style style:name="T3" style:family="text">
      <style:text-properties fo:font-weight="bold" officeooo:rsid="0070117e" style:font-weight-asian="bold" style:font-weight-complex="bold"/>
    </style:style>
    <style:style style:name="T4" style:family="text">
      <style:text-properties fo:font-weight="bold" officeooo:rsid="009398cb" style:font-weight-asian="bold" style:font-weight-complex="bold"/>
    </style:style>
    <style:style style:name="T5" style:family="text">
      <style:text-properties fo:font-weight="bold" officeooo:rsid="0050f130" style:font-weight-asian="bold" style:font-weight-complex="bold"/>
    </style:style>
    <style:style style:name="T6" style:family="text">
      <style:text-properties fo:font-weight="bold" officeooo:rsid="008bdafe" style:font-weight-asian="bold" style:font-weight-complex="bold"/>
    </style:style>
    <style:style style:name="T7" style:family="text">
      <style:text-properties fo:font-weight="bold" officeooo:rsid="00790887" style:font-weight-asian="bold" style:font-weight-complex="bold"/>
    </style:style>
    <style:style style:name="T8" style:family="text">
      <style:text-properties fo:font-weight="bold" officeooo:rsid="00a11b84" style:font-weight-asian="bold" style:font-weight-complex="bold"/>
    </style:style>
    <style:style style:name="T9" style:family="text">
      <style:text-properties fo:font-weight="bold" officeooo:rsid="00bb9832" style:font-weight-asian="bold" style:font-weight-complex="bold"/>
    </style:style>
    <style:style style:name="T10" style:family="text">
      <style:text-properties officeooo:rsid="002d1522"/>
    </style:style>
    <style:style style:name="T11" style:family="text">
      <style:text-properties officeooo:rsid="002eafa4"/>
    </style:style>
    <style:style style:name="T12" style:family="text">
      <style:text-properties officeooo:rsid="0030597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25377" style:font-weight-asian="normal" style:font-weight-complex="normal"/>
    </style:style>
    <style:style style:name="T15" style:family="text">
      <style:text-properties fo:font-weight="normal" officeooo:rsid="003f2985" style:font-weight-asian="normal" style:font-weight-complex="normal"/>
    </style:style>
    <style:style style:name="T16" style:family="text">
      <style:text-properties fo:font-weight="normal" officeooo:rsid="001f338d" style:font-weight-asian="normal" style:font-weight-complex="normal"/>
    </style:style>
    <style:style style:name="T17" style:family="text">
      <style:text-properties fo:font-weight="normal" officeooo:rsid="00892b3f" style:font-weight-asian="normal" style:font-weight-complex="normal"/>
    </style:style>
    <style:style style:name="T18" style:family="text">
      <style:text-properties fo:font-weight="normal" officeooo:rsid="00294cd6" style:font-weight-asian="normal" style:font-weight-complex="normal"/>
    </style:style>
    <style:style style:name="T19" style:family="text">
      <style:text-properties fo:font-weight="normal" officeooo:rsid="0084c8cb" style:font-weight-asian="normal" style:font-weight-complex="normal"/>
    </style:style>
    <style:style style:name="T20" style:family="text">
      <style:text-properties fo:font-weight="normal" officeooo:rsid="00cf1816" style:font-weight-asian="normal" style:font-weight-complex="normal"/>
    </style:style>
    <style:style style:name="T21" style:family="text">
      <style:text-properties officeooo:rsid="003254f9"/>
    </style:style>
    <style:style style:name="T22" style:family="text">
      <style:text-properties officeooo:rsid="003269a5"/>
    </style:style>
    <style:style style:name="T23" style:family="text">
      <style:text-properties officeooo:rsid="0039e316"/>
    </style:style>
    <style:style style:name="T24" style:family="text">
      <style:text-properties officeooo:rsid="0050f130"/>
    </style:style>
    <style:style style:name="T25" style:family="text">
      <style:text-properties officeooo:rsid="0056d2cf"/>
    </style:style>
    <style:style style:name="T26" style:family="text">
      <style:text-properties officeooo:rsid="006c0720"/>
    </style:style>
    <style:style style:name="T27" style:family="text">
      <style:text-properties officeooo:rsid="006dc051"/>
    </style:style>
    <style:style style:name="T28" style:family="text">
      <style:text-properties officeooo:rsid="0073d671"/>
    </style:style>
    <style:style style:name="T29" style:family="text">
      <style:text-properties style:text-position="super 58%"/>
    </style:style>
    <style:style style:name="T30" style:family="text">
      <style:text-properties officeooo:rsid="00790887"/>
    </style:style>
    <style:style style:name="T31" style:family="text">
      <style:text-properties officeooo:rsid="008d346e"/>
    </style:style>
    <style:style style:name="T32" style:family="text">
      <style:text-properties officeooo:rsid="008fca3f"/>
    </style:style>
    <style:style style:name="T33" style:family="text">
      <style:text-properties officeooo:rsid="00909575"/>
    </style:style>
    <style:style style:name="T34" style:family="text">
      <style:text-properties style:font-name="Liberation Mono" fo:font-style="normal" fo:font-weight="normal" officeooo:rsid="009273d9" style:font-style-asian="normal" style:font-weight-asian="normal" style:font-style-complex="normal" style:font-weight-complex="normal"/>
    </style:style>
    <style:style style:name="T35" style:family="text">
      <style:text-properties style:font-name="Liberation Mono" fo:font-style="normal" fo:font-weight="normal" officeooo:rsid="008fca3f" style:font-style-asian="normal" style:font-weight-asian="normal" style:font-style-complex="normal" style:font-weight-complex="normal"/>
    </style:style>
    <style:style style:name="T36" style:family="text">
      <style:text-properties officeooo:rsid="00963396"/>
    </style:style>
    <style:style style:name="T37" style:family="text">
      <style:text-properties officeooo:rsid="0096484c"/>
    </style:style>
    <style:style style:name="T38" style:family="text">
      <style:text-properties officeooo:rsid="0099e78d"/>
    </style:style>
    <style:style style:name="T39" style:family="text">
      <style:text-properties officeooo:rsid="00a0d613"/>
    </style:style>
    <style:style style:name="T40" style:family="text">
      <style:text-properties officeooo:rsid="00a11b84"/>
    </style:style>
    <style:style style:name="T41" style:family="text">
      <style:text-properties officeooo:rsid="00abbb6b"/>
    </style:style>
    <style:style style:name="T42" style:family="text">
      <style:text-properties officeooo:rsid="00b54f18"/>
    </style:style>
    <style:style style:name="T43" style:family="text">
      <style:text-properties officeooo:rsid="00b56d97"/>
    </style:style>
    <style:style style:name="T44" style:family="text">
      <style:text-properties officeooo:rsid="00b807ef"/>
    </style:style>
    <style:style style:name="T45" style:family="text">
      <style:text-properties officeooo:rsid="00bb98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C</text:span><text:span text:style-name="T1">urrent CPU peaks</text:span></text:p>
      <text:p text:style-name="P18"/>
      <text:p text:style-name="P18">- <text:span text:style-name="T30">Canvas.SendWillRenderCanvases() 80 ms</text:span></text:p>
      <text:p text:style-name="P9"/>
      <text:p text:style-name="P9"/>
      <text:p text:style-name="P1"><text:span text:style-name="T3">On</text:span><text:span text:style-name="T1">GUI</text:span></text:p>
      <text:p text:style-name="P1"/>
      <text:p text:style-name="P1">- <text:span text:style-name="T31">game manager loops through all objects and calls on gui function on them – it can be optimized - all scripts which need to draw gui, should register in game manager, and he will call their callbacks</text:span></text:p>
      <text:p text:style-name="P1"/>
      <text:p text:style-name="P8">Water – takes <text:span text:style-name="T27">60</text:span>%<text:span text:style-name="T26"> of rendering</text:span></text:p>
      <text:p text:style-name="P12"/>
      <text:p text:style-name="P2">- <text:span text:style-name="T28">scanning for enemy objects </text:span><text:span text:style-name="T16">(</text:span><text:span text:style-name="T17">with old approach (n^2) - </text:span><text:span text:style-name="T16">11 ms for 165 units and buildings) - </text:span><text:span text:style-name="T6">fixed</text:span></text:p>
      <text:p text:style-name="P20"/>
      <text:p text:style-name="P28">- ObjectOnMap.Update() - uses much time because there are many calls to it <text:span text:style-name="T24">(around 7 ms for 530 trees, or 12 ms for 900 trees) - </text:span><text:span text:style-name="T5">fixed</text:span></text:p>
      <text:p text:style-name="P27"/>
      <text:p text:style-name="P29">- <text:span text:style-name="T1">ObjectOnMap.Update()</text:span> <text:span text:style-name="T38">still takes too much time – with 300 units, it takes ~5 ms self time ; updating status string : 4 ms, 560 calls ; maybe use custom updating method – manager script which will update subscribed objects (maybe on several frames)</text:span></text:p>
      <text:p text:style-name="P29"/>
      <text:p text:style-name="P29">- <text:span text:style-name="T39">nav mesh</text:span></text:p>
      <text:p text:style-name="P29"/>
      <text:p text:style-name="P29">- <text:span text:style-name="T8">NetworkTransform.FixedUpdate()</text:span><text:span text:style-name="T40"> - ~2600 calls (8 ms) for only ~300 objects, wtf ? (700 objects, 6x calls, 15 ms) – use something else to update position (photon networking ?)</text:span></text:p>
      <text:p text:style-name="P29"/>
      <text:p text:style-name="P29">- <text:span text:style-name="T9">UpdateAttack</text:span><text:span text:style-name="T45">() - 8 ms, 500 units ; it doesn’t have to be updated every frame</text:span></text:p>
      <text:p text:style-name="P29"/>
      <text:p text:style-name="P29">- <text:span text:style-name="T44">UnetStaticUpdate – takes 3 ms for 300 objects – seems like it can not be fixed</text:span></text:p>
      <text:p text:style-name="P29"/>
      <text:p text:style-name="P19"><text:span text:style-name="T30">Canvas.SendWillRenderCanvases()</text:span><text:span text:style-name="T7"> </text:span><text:span text:style-name="T30">- takes time every frame (~2 ms), even when all canvases are disabled (except current menu) – maybe the cause is MaintainRectTransformPosition script which is changing rect transform position every frame</text:span></text:p>
      <text:p text:style-name="P13"/>
      <text:p text:style-name="P26"><text:span text:style-name="T13">Minimap</text:span><text:span text:style-name="T1"> - </text:span>rendering minimap is fast (2 ms for 350 <text:span text:style-name="T36">visible</text:span> objects), <text:span text:style-name="T37">but it can be further optimized by amortizing across frames</text:span></text:p>
      <text:p text:style-name="P26"/>
      <text:p text:style-name="P31"><text:span text:style-name="T13">FoW</text:span> – <text:span text:style-name="T42">we are </text:span>applying texture every 4<text:span text:style-name="T29">th</text:span> frame. <text:span text:style-name="T42">It t</text:span>akes 3 ms <text:span text:style-name="T43">to apply</text:span> 500x500 <text:span text:style-name="T43">texture</text:span> – use GPU to generate <text:span text:style-name="T41">visibility data for texture, and also amortize it</text:span></text:p>
      <text:p text:style-name="P26"/>
      <text:p text:style-name="P30"><text:span text:style-name="T1">Walls</text:span> – there can be too many of them</text:p>
      <text:p text:style-name="P21"/>
      <text:p text:style-name="P11">Resource gatherer <text:span text:style-name="T18">- </text:span><text:span text:style-name="T19">there are 4 components attached to 1 object, but there could be only 1</text:span></text:p>
      <text:p text:style-name="P10"/>
      <text:p text:style-name="P33">FoW <text:span text:style-name="T13">– thread jobs should be amortized across frames, not executed all at once, </text:span><text:span text:style-name="T20">which results in</text:span><text:span text:style-name="T13"> pausing the threads until the next FoW update</text:span></text:p>
      <text:p text:style-name="P10"/>
      <text:p text:style-name="P10">AI</text:p>
      <text:p text:style-name="P3"/>
      <text:p text:style-name="P3"><text:span text:style-name="T2">Gather </text:span><text:span text:style-name="T4">action</text:span><text:span text:style-name="T12"> : </text:span>takes around <text:span text:style-name="T11">170</text:span> ms for 500 trees and 70 objects, <text:span text:style-name="T10">or 60 ms for 500 trees and 20 objects → 10000 iterations for 60 ms → 160000 iterations per second</text:span></text:p>
      <text:p text:style-name="P5"/>
      <text:p text:style-name="P4"><text:span text:style-name="T21">cause : </text:span>GetResourceCoeficients() →<text:span text:style-name="T22"> get resource availability factor → find best </text:span><text:soft-page-break/><text:span text:style-name="T22">resource for gathering directly → iteration O(r*o)</text:span></text:p>
      <text:p text:style-name="P15"/>
      <text:p text:style-name="P14">solution : do it in a coroutine</text:p>
      <text:p text:style-name="P14"/>
      <text:p text:style-name="P23">when done in a coroutine : <text:span text:style-name="T23">pausing after every 0.1*r*o iterations → gives a total of around 2.5 (depends on fps) seconds and doesn’t lag at all :D – still, use custom profiler to measure time by specific parts of code (like constructing a list of all objects – it can be optimized)</text:span></text:p>
      <text:p text:style-name="P23"/>
      <text:p text:style-name="P24">- unnecessary <text:span text:style-name="T33">resources</text:span> list <text:span text:style-name="T33">construction from array</text:span></text:p>
      <text:p text:style-name="P25"><text:span text:style-name="T32">- loops through all objects, and constructs a list of all objects, to find strength in area =&gt; wastes memory and CPU ; should use</text:span><text:span text:style-name="T35"> </text:span><text:span text:style-name="T34">GetFriendlyVsEnemyMilitaryStrengthInArea()</text:span></text:p>
      <text:p text:style-name="P4"/>
      <text:p text:style-name="P6">Building placement <text:span text:style-name="T13">– can take up to 300 ms </text:span><text:span text:style-name="T14">(fort) - </text:span><text:span text:style-name="T15">fixed</text:span></text:p>
      <text:p text:style-name="P16"/>
      <text:p text:style-name="P16"/>
      <text:p text:style-name="P16"/>
      <text:p text:style-name="P7"><text:span text:style-name="T25">USE</text:span> MULTITHREADING <text:span text:style-name="T25">FOR SOME OF THE PROBLEMS ?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6T20:48:59.463113324</dc:date>
    <meta:editing-duration>P2DT16M28S</meta:editing-duration>
    <meta:editing-cycles>193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492" meta:character-count="2835" meta:non-whitespace-character-count="2355"/>
  </office:meta>
</office:document-meta>
</file>